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2DE72C8379A885FD.png" manifest:media-type="image/png"/>
  <manifest:file-entry manifest:full-path="Pictures/1000020100000422000000A2E1D00A8A5D5ADE24.png" manifest:media-type="image/png"/>
  <manifest:file-entry manifest:full-path="Pictures/1000020100000422000000B2AF1DADA128EDDE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Job Webcrawler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- Srijan Pande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Disclaimer</text:span></text:p>
          </draw:text-box>
        </draw:frame>
        <draw:frame presentation:style-name="pr5" draw:layer="layout" svg:width="25.199cm" svg:height="12.179cm" svg:x="1.4cm" svg:y="5.093cm" presentation:class="outline" presentation:user-transformed="true">
          <draw:text-box>
            <text:list text:style-name="L2">
              <text:list-item>
                <text:p>This is only a learning project and I don’t use this project in my day to day life.</text:p>
              </text:list-item>
              <text:list-item>
                <text:p>Neither do I use the project as a means for monetary gain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eps: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Run the<text:span text:style-name="T1"> job-link.py</text:span> file to fetch Job Links for most jobs in the portal</text:p>
              </text:list-item>
              <text:list-item>
                <text:p>This will create a CSV called <text:span text:style-name="T1">job-link.csv</text:span></text:p>
              </text:list-item>
              <text:list-item>
                <text:p><text:span text:style-name="T2">Once this is prepared run </text:span><text:span text:style-name="T1">job-description.py</text:span></text:p>
              </text:list-item>
              <text:list-item>
                <text:p><text:span text:style-name="T2">This will fetch details of the jobs available in </text:span><text:span text:style-name="T1">job-link.csv </text:span><text:span text:style-name="T2">and create another file that contains details of the jobs available in the portal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mo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NOTE: In the demo I will not be running the second file, as it will require around 3-4 mins to run due to delays set after each web request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Please wait a while</text:p>
              </text:list-item>
              <text:list-item>
                <text:p>Yep we are done</text:p>
              </text:list-item>
              <text:list-item>
                <text:p>We got name of job and links to the particular job page </text:p>
              </text:list-item>
              <text:list-item>
                <text:p>Now the second script uses this link and fetches additional information. </text:p>
              </text:list-item>
              <text:list-item>
                <text:p>Final csv file for the file looks something like thi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itfall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job-description.py file is dependent on the input of the first csv.</text:p>
              </text:list-item>
              <text:list-item>
                <text:p>Which means if there is any inconsistencies in the file, then we need to manually clean the data, as the logic for cleaning data has not been writte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44:43.345394383</meta:creation-date>
    <meta:editing-duration>PT21M56S</meta:editing-duration>
    <meta:editing-cycles>3</meta:editing-cycles>
    <meta:generator>LibreOffice/6.0.7.3$Linux_X86_64 LibreOffice_project/00m0$Build-3</meta:generator>
    <dc:title>Beehive</dc:title>
    <dc:date>2019-11-13T13:06:39.665806252</dc:date>
    <meta:document-statistic meta:object-count="59"/>
  </office:meta>
</office:document-meta>
</file>